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0000001F8E4F556CC9A508DB7.png" manifest:media-type="image/png"/>
  <manifest:file-entry manifest:full-path="Pictures/1000020100000360000001F827431E71087115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0cm" svg:y="-0.979cm" svg:width="17cm" svg:height="9.915cm" draw:z-index="0"><draw:image xlink:href="Pictures/1000020100000360000001F827431E71087115A9.png" xlink:type="simple" xlink:show="embed" xlink:actuate="onLoad" loext:mime-type="image/png"/></draw:frame><draw:frame draw:style-name="fr1" draw:name="Изображение2" text:anchor-type="char" svg:x="0.635cm" svg:y="9.843cm" svg:width="17cm" svg:height="9.915cm" draw:z-index="1"><draw:image xlink:href="Pictures/1000020100000360000001F8E4F556CC9A508DB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22:56:25.472462084</meta:creation-date>
    <dc:date>2022-04-06T22:56:46.428804134</dc:date>
    <meta:editing-duration>PT2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